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3" style:family="table">
      <style:table-properties style:width="4.6cm" table:align="left"/>
    </style:style>
    <style:style style:name="Tabela3.A" style:family="table-column">
      <style:table-column-properties style:column-width="2.395cm"/>
    </style:style>
    <style:style style:name="Tabela3.B" style:family="table-column">
      <style:table-column-properties style:column-width="2.205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8.805cm" table:align="left"/>
    </style:style>
    <style:style style:name="Tabela4.A" style:family="table-column">
      <style:table-column-properties style:column-width="4.807cm"/>
    </style:style>
    <style:style style:name="Tabela4.B" style:family="table-column">
      <style:table-column-properties style:column-width="3.999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8.805cm" table:align="left"/>
    </style:style>
    <style:style style:name="Tabela5.A" style:family="table-column">
      <style:table-column-properties style:column-width="4.807cm"/>
    </style:style>
    <style:style style:name="Tabela5.B" style:family="table-column">
      <style:table-column-properties style:column-width="3.999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0b9021" officeooo:paragraph-rsid="000b9021" fo:background-color="transparen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0e3131" officeooo:paragraph-rsid="000e3131" fo:background-color="transparen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0f9100" officeooo:paragraph-rsid="000f9100" fo:background-color="transparen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0f9100" officeooo:paragraph-rsid="001020a4" fo:background-color="transparen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11025" officeooo:paragraph-rsid="00111025" fo:background-color="transparen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0f9100" officeooo:paragraph-rsid="000f9100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01a92" officeooo:paragraph-rsid="00101a92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11025" officeooo:paragraph-rsid="00111025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020a4" officeooo:paragraph-rsid="0011ecc4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1ecc4" officeooo:paragraph-rsid="001c527d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2c5a6" officeooo:paragraph-rsid="0012c5a6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44fed" officeooo:paragraph-rsid="00144fed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452bb" officeooo:paragraph-rsid="001452bb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634f6" officeooo:paragraph-rsid="001634f6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6bf87" officeooo:paragraph-rsid="0016bf87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83c55" officeooo:paragraph-rsid="00183c55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a1b28" officeooo:paragraph-rsid="001a1b28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ae507" officeooo:paragraph-rsid="001ae507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fb153" officeooo:paragraph-rsid="001fb153" fo:background-color="transparent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fb153" officeooo:paragraph-rsid="002282a4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00000" style:font-name="Courier New" fo:font-size="12pt" fo:font-weight="normal" officeooo:rsid="001fb153" officeooo:paragraph-rsid="00214cb5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000000" style:font-name="Courier New" fo:font-size="12pt" fo:font-weight="normal" officeooo:rsid="00214cb5" officeooo:paragraph-rsid="00214cb5" fo:background-color="transparent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282a4" officeooo:paragraph-rsid="001fb153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000000" style:font-name="Courier New" fo:font-size="12pt" fo:font-weight="normal" officeooo:rsid="002282a4" officeooo:paragraph-rsid="002282a4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45c50" officeooo:paragraph-rsid="00245c50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61b83" officeooo:paragraph-rsid="00261b83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6223e" officeooo:paragraph-rsid="0026223e" fo:background-color="transparent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681ba" officeooo:paragraph-rsid="002681ba" fo:background-color="transparent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6f56a" officeooo:paragraph-rsid="0026f56a" fo:background-color="transparent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91f52" officeooo:paragraph-rsid="00291f52" fo:background-color="transparent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solid" style:text-underline-width="auto" style:text-underline-color="font-color" fo:font-weight="bold" officeooo:rsid="000f9100" officeooo:paragraph-rsid="000f9100" fo:background-color="transparent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solid" style:text-underline-width="auto" style:text-underline-color="font-color" fo:font-weight="bold" officeooo:rsid="000e3131" officeooo:paragraph-rsid="000e3131" fo:background-color="transparent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020a4" officeooo:paragraph-rsid="001020a4" fo:background-color="transparent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01a92" officeooo:paragraph-rsid="00101a92" fo:background-color="transparent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1ecc4" officeooo:paragraph-rsid="0011ecc4" fo:background-color="transparent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44fed" officeooo:paragraph-rsid="00144fed" fo:background-color="transparent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83c55" officeooo:paragraph-rsid="00183c55" fo:background-color="transparent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c527d" officeooo:paragraph-rsid="001c527d" fo:background-color="transparent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ae507" officeooo:paragraph-rsid="001ae507" fo:background-color="transparent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e4e5e" officeooo:paragraph-rsid="002282a4" fo:background-color="transparent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fb153" officeooo:paragraph-rsid="002282a4" fo:background-color="transparent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000000" style:font-name="Courier New" fo:font-size="12pt" fo:font-weight="bold" officeooo:rsid="001fb153" officeooo:paragraph-rsid="00214cb5" fo:background-color="transparent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center" style:justify-single-word="false"/>
      <style:text-properties fo:color="#000000" style:font-name="Courier New" fo:font-size="12pt" fo:font-weight="bold" officeooo:rsid="002282a4" officeooo:paragraph-rsid="002282a4" fo:background-color="transparent" style:font-size-asian="12pt" style:font-weight-asian="bold" style:font-size-complex="12pt" style:font-weight-complex="bold"/>
    </style:style>
    <style:style style:name="P44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261b83" officeooo:paragraph-rsid="00261b83" fo:background-color="transparent" style:font-size-asian="12pt" style:font-weight-asian="bold" style:font-size-complex="12pt" style:font-weight-complex="bold"/>
    </style:style>
    <style:style style:name="P45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261b83" officeooo:paragraph-rsid="0026223e" fo:background-color="transparent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2681ba" officeooo:paragraph-rsid="002681ba" fo:background-color="transparent" style:font-size-asian="12pt" style:font-weight-asian="bold" style:font-size-complex="12pt" style:font-weight-complex="bold"/>
    </style:style>
    <style:style style:name="P47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c527d" officeooo:paragraph-rsid="001c527d" fo:background-color="#ff8000" style:font-size-asian="12pt" style:font-weight-asian="bold" style:font-size-complex="12pt" style:font-weight-complex="bold"/>
    </style:style>
    <style:style style:name="P48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c527d" officeooo:paragraph-rsid="002282a4" fo:background-color="#ff8000" style:font-size-asian="12pt" style:font-weight-asian="bold" style:font-size-complex="12pt" style:font-weight-complex="bold"/>
    </style:style>
    <style:style style:name="P49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normal" officeooo:rsid="001e4e5e" officeooo:paragraph-rsid="001e4e5e" fo:background-color="transparent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bold" officeooo:rsid="001e4e5e" officeooo:paragraph-rsid="001e4e5e" fo:background-color="transparent" style:font-size-asian="12pt" style:font-weight-asian="bold" style:font-size-complex="12pt" style:font-weight-complex="bold"/>
    </style:style>
    <style:style style:name="P51" style:family="paragraph" style:parent-style-name="Standard">
      <style:paragraph-properties fo:text-align="justify" style:justify-single-word="false"/>
      <style:text-properties style:font-name="Courier New" fo:font-weight="bold" officeooo:rsid="000b9021" officeooo:paragraph-rsid="000b9021" style:font-weight-asian="bold" style:font-weight-complex="bold"/>
    </style:style>
    <style:style style:name="P52" style:family="paragraph" style:parent-style-name="Standard">
      <style:paragraph-properties fo:text-align="justify" style:justify-single-word="false"/>
      <style:text-properties style:font-name="Courier New" officeooo:rsid="000b9021" officeooo:paragraph-rsid="000b9021"/>
    </style:style>
    <style:style style:name="P53" style:family="paragraph" style:parent-style-name="Standard">
      <style:paragraph-properties fo:text-align="center" style:justify-single-word="false"/>
      <style:text-properties style:font-name="Courier New" fo:font-size="16pt" style:text-underline-style="solid" style:text-underline-width="auto" style:text-underline-color="font-color" fo:font-weight="bold" officeooo:rsid="000b9021" officeooo:paragraph-rsid="000b9021" style:font-size-asian="16pt" style:font-weight-asian="bold" style:font-size-complex="16pt" style:font-weight-complex="bold"/>
    </style:style>
    <style:style style:name="P54" style:family="paragraph" style:parent-style-name="Standard">
      <style:paragraph-properties fo:text-align="justify" style:justify-single-word="false"/>
      <style:text-properties style:font-name="Courier New" fo:font-size="10pt" fo:font-weight="normal" officeooo:rsid="00144fed" officeooo:paragraph-rsid="00144fed" fo:background-color="#1e1e1e" style:font-size-asian="10pt" style:font-weight-asian="normal" style:font-size-complex="10pt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Courier New" fo:font-size="10pt" fo:font-weight="normal" officeooo:rsid="001452bb" officeooo:paragraph-rsid="001452bb" fo:background-color="#1e1e1e" style:font-size-asian="10pt" style:font-weight-asian="normal" style:font-size-complex="10pt" style:font-weight-complex="normal"/>
    </style:style>
    <style:style style:name="P56" style:family="paragraph" style:parent-style-name="Standard">
      <style:paragraph-properties style:line-height-at-least="0.503cm"/>
      <style:text-properties style:font-name="Courier New" fo:font-size="10pt" fo:font-weight="normal" fo:background-color="#1e1e1e" style:font-size-asian="10pt" style:font-size-complex="10pt"/>
    </style:style>
    <style:style style:name="P57" style:family="paragraph" style:parent-style-name="Standard">
      <style:paragraph-properties fo:text-align="justify" style:justify-single-word="false"/>
      <style:text-properties style:font-name="Courier New" fo:font-size="10pt" fo:font-weight="normal" officeooo:rsid="001634f6" officeooo:paragraph-rsid="001634f6" style:font-size-asian="10pt" style:font-weight-asian="normal" style:font-size-complex="10pt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Courier New" fo:font-size="10pt" fo:font-weight="normal" officeooo:rsid="0016bf87" officeooo:paragraph-rsid="0016bf87" style:font-size-asian="10pt" style:font-weight-asian="normal" style:font-size-complex="10pt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Courier New" fo:font-size="10pt" fo:font-weight="normal" officeooo:rsid="00183c55" officeooo:paragraph-rsid="00183c55" style:font-size-asian="10pt" style:font-weight-asian="normal" style:font-size-complex="10pt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Courier New" fo:font-size="10pt" officeooo:rsid="001634f6" officeooo:paragraph-rsid="001634f6" style:font-size-asian="10pt" style:font-size-complex="10pt"/>
    </style:style>
    <style:style style:name="P61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0b9021" officeooo:paragraph-rsid="000b9021" fo:background-color="#1e1e1e" style:font-size-asian="10pt" style:font-size-complex="10pt"/>
    </style:style>
    <style:style style:name="P62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0e3131" officeooo:paragraph-rsid="000e3131" fo:background-color="#1e1e1e" style:font-size-asian="10pt" style:font-size-complex="10pt"/>
    </style:style>
    <style:style style:name="P63" style:family="paragraph" style:parent-style-name="Standard">
      <style:paragraph-properties fo:text-align="justify" style:justify-single-word="false"/>
      <style:text-properties fo:color="#d4d4d4" style:font-name="Courier New" fo:font-size="10pt" fo:font-weight="normal" officeooo:rsid="001452bb" officeooo:paragraph-rsid="001452bb" fo:background-color="#1e1e1e" style:font-size-asian="10pt" style:font-weight-asian="normal" style:font-size-complex="10pt" style:font-weight-complex="normal"/>
    </style:style>
    <style:style style:name="P64" style:family="paragraph" style:parent-style-name="Standard">
      <style:paragraph-properties fo:text-align="justify" style:justify-single-word="false"/>
      <style:text-properties fo:color="#6a9955" style:font-name="Droid Sans Mono" fo:font-size="10pt" fo:font-weight="normal" officeooo:rsid="000e3131" officeooo:paragraph-rsid="000e3131" fo:background-color="#1e1e1e" style:font-size-asian="10pt" style:font-size-complex="10pt"/>
    </style:style>
    <style:style style:name="P65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fo:font-weight="normal" fo:background-color="#1e1e1e" style:font-size-asian="10pt" style:font-size-complex="10pt"/>
    </style:style>
    <style:style style:name="P66" style:family="paragraph" style:parent-style-name="Standard">
      <style:paragraph-properties fo:text-align="justify" style:justify-single-word="false"/>
      <style:text-properties fo:font-size="10pt" officeooo:rsid="000b9021" officeooo:paragraph-rsid="000b9021" style:font-size-asian="10pt" style:font-size-complex="10pt"/>
    </style:style>
    <style:style style:name="P67" style:family="paragraph" style:parent-style-name="Standard">
      <style:paragraph-properties fo:text-align="justify" style:justify-single-word="false"/>
      <style:text-properties fo:font-weight="normal" officeooo:rsid="0016bf87" officeooo:paragraph-rsid="0016bf87" style:font-weight-asian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weight="normal" officeooo:rsid="00183c55" officeooo:paragraph-rsid="00183c55" style:font-weight-asian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weight="normal" officeooo:rsid="0012c5a6" officeooo:paragraph-rsid="0012c5a6" fo:background-color="transparent" style:font-weight-asian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weight="normal" officeooo:rsid="00144fed" officeooo:paragraph-rsid="00144fed" fo:background-color="transparent" style:font-weight-asian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weight="normal" officeooo:rsid="001452bb" officeooo:paragraph-rsid="001452bb" fo:background-color="transparent" style:font-weight-asian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weight="normal" officeooo:rsid="001a1b28" officeooo:paragraph-rsid="001a1b28" fo:background-color="transparent" style:font-weight-asian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fo:font-weight="bold" officeooo:rsid="001634f6" officeooo:paragraph-rsid="001634f6" style:font-weight-asian="bold" style:font-weight-complex="bold"/>
    </style:style>
    <style:style style:name="P74" style:family="paragraph" style:parent-style-name="Standard">
      <style:paragraph-properties fo:text-align="justify" style:justify-single-word="false"/>
      <style:text-properties officeooo:rsid="001452bb" officeooo:paragraph-rsid="001452bb"/>
    </style:style>
    <style:style style:name="P75" style:family="paragraph" style:parent-style-name="Standard">
      <style:paragraph-properties fo:text-align="justify" style:justify-single-word="false"/>
      <style:text-properties officeooo:rsid="001634f6" officeooo:paragraph-rsid="001634f6"/>
    </style:style>
    <style:style style:name="P76" style:family="paragraph" style:parent-style-name="Table_20_Contents">
      <style:paragraph-properties fo:text-align="center" style:justify-single-word="false"/>
      <style:text-properties style:font-name="Courier New" fo:font-size="12pt" officeooo:rsid="00214cb5" officeooo:paragraph-rsid="00214cb5" style:font-size-asian="12pt" style:font-size-complex="12pt"/>
    </style:style>
    <style:style style:name="P77" style:family="paragraph" style:parent-style-name="Table_20_Contents">
      <style:paragraph-properties fo:text-align="center" style:justify-single-word="false"/>
      <style:text-properties style:font-name="Courier New" fo:font-size="12pt" officeooo:rsid="002282a4" officeooo:paragraph-rsid="002282a4" style:font-size-asian="12pt" style:font-size-complex="12pt"/>
    </style:style>
    <style:style style:name="P78" style:family="paragraph" style:parent-style-name="Table_20_Contents">
      <style:paragraph-properties fo:text-align="center" style:justify-single-word="false"/>
      <style:text-properties style:font-name="Courier New" fo:font-size="12pt" officeooo:rsid="0026223e" officeooo:paragraph-rsid="0026223e" style:font-size-asian="12pt" style:font-size-complex="12pt"/>
    </style:style>
    <style:style style:name="P79" style:family="paragraph" style:parent-style-name="Table_20_Contents">
      <style:paragraph-properties fo:text-align="center" style:justify-single-word="false"/>
      <style:text-properties style:font-name="Courier New" fo:font-size="12pt" style:font-size-asian="12pt" style:font-size-complex="12pt"/>
    </style:style>
    <style:style style:name="P80" style:family="paragraph" style:parent-style-name="Table_20_Contents">
      <style:paragraph-properties fo:text-align="center" style:justify-single-word="false"/>
      <style:text-properties style:font-name="Courier New" fo:font-size="12pt" fo:font-weight="bold" officeooo:rsid="00214cb5" officeooo:paragraph-rsid="00214cb5" style:font-size-asian="12pt" style:font-weight-asian="bold" style:font-size-complex="12pt" style:font-weight-complex="bold"/>
    </style:style>
    <style:style style:name="P81" style:family="paragraph" style:parent-style-name="Standard" style:list-style-name="L1">
      <style:paragraph-properties fo:text-align="justify" style:justify-single-word="false"/>
      <style:text-properties style:font-name="Courier New" fo:font-weight="bold" officeooo:rsid="000b9021" officeooo:paragraph-rsid="000b9021" fo:background-color="#ff8000" style:font-weight-asian="bold" style:font-weight-complex="bold"/>
    </style:style>
    <style:style style:name="P82" style:family="paragraph" style:parent-style-name="Standard" style:list-style-name="L2">
      <style:paragraph-properties fo:text-align="justify" style:justify-single-word="false"/>
      <style:text-properties fo:color="#000000" style:font-name="Courier New" fo:font-size="12pt" fo:font-weight="bold" officeooo:rsid="000e3131" officeooo:paragraph-rsid="000e3131" fo:background-color="#ff8000" style:font-size-asian="12pt" style:font-weight-asian="bold" style:font-size-complex="12pt" style:font-weight-complex="bold"/>
    </style:style>
    <style:style style:name="P83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1c527d" officeooo:paragraph-rsid="001c527d" fo:background-color="#ff8000" style:font-size-asian="12pt" style:font-weight-asian="bold" style:font-size-complex="12pt" style:font-weight-complex="bold"/>
    </style:style>
    <style:style style:name="P84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1e4e5e" officeooo:paragraph-rsid="001e4e5e" fo:background-color="#ff8000" style:font-size-asian="12pt" style:font-weight-asian="bold" style:font-size-complex="12pt" style:font-weight-complex="bold"/>
    </style:style>
    <style:style style:name="P85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245c50" officeooo:paragraph-rsid="00245c50" fo:background-color="#ff8000" style:font-size-asian="12pt" style:font-weight-asian="bold" style:font-size-complex="12pt" style:font-weight-complex="bold"/>
    </style:style>
    <style:style style:name="P86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291f52" officeooo:paragraph-rsid="00291f52" fo:background-color="#ff8000" style:font-size-asian="12pt" style:font-weight-asian="bold" style:font-size-complex="12pt" style:font-weight-complex="bold"/>
    </style:style>
    <style:style style:name="P87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2ee246" officeooo:paragraph-rsid="002ee246" fo:background-color="#ff8000" style:font-size-asian="12pt" style:font-weight-asian="bold" style:font-size-complex="12pt" style:font-weight-complex="bold"/>
    </style:style>
    <style:style style:name="P88" style:family="paragraph" style:parent-style-name="Standard" style:list-style-name="L5">
      <style:paragraph-properties fo:text-align="justify" style:justify-single-word="false"/>
      <style:text-properties fo:color="#000000" style:font-name="Courier New" fo:font-size="12pt" fo:font-weight="bold" officeooo:rsid="00144fed" officeooo:paragraph-rsid="00144fed" fo:background-color="transparent" style:font-size-asian="12pt" style:font-weight-asian="bold" style:font-size-complex="12pt" style:font-weight-complex="bold"/>
    </style:style>
    <style:style style:name="P89" style:family="paragraph" style:parent-style-name="Standard" style:list-style-name="L6">
      <style:paragraph-properties fo:text-align="justify" style:justify-single-word="false"/>
      <style:text-properties fo:color="#000000" style:font-name="Courier New" fo:font-size="12pt" fo:font-weight="bold" officeooo:rsid="001452bb" officeooo:paragraph-rsid="001452bb" fo:background-color="transparent" style:font-size-asian="12pt" style:font-weight-asian="bold" style:font-size-complex="12pt" style:font-weight-complex="bold"/>
    </style:style>
    <style:style style:name="P90" style:family="paragraph" style:parent-style-name="Standard" style:list-style-name="L8">
      <style:paragraph-properties fo:text-align="justify" style:justify-single-word="false"/>
      <style:text-properties fo:color="#000000" style:font-name="Courier New" fo:font-size="12pt" fo:font-weight="bold" officeooo:rsid="001e4e5e" officeooo:paragraph-rsid="001e4e5e" fo:background-color="transparent" style:font-size-asian="12pt" style:font-weight-asian="bold" style:font-size-complex="12pt" style:font-weight-complex="bold"/>
    </style:style>
    <style:style style:name="P91" style:family="paragraph" style:parent-style-name="Standard" style:list-style-name="L8">
      <style:paragraph-properties fo:text-align="justify" style:justify-single-word="false"/>
      <style:text-properties fo:color="#000000" style:font-name="Courier New" fo:font-size="12pt" fo:font-weight="bold" officeooo:rsid="002282a4" officeooo:paragraph-rsid="002282a4" fo:background-color="transparent" style:font-size-asian="12pt" style:font-weight-asian="bold" style:font-size-complex="12pt" style:font-weight-complex="bold"/>
    </style:style>
    <style:style style:name="P92" style:family="paragraph" style:parent-style-name="Standard" style:list-style-name="L9">
      <style:paragraph-properties fo:text-align="justify" style:justify-single-word="false"/>
      <style:text-properties fo:color="#000000" style:font-name="Courier New" fo:font-size="12pt" fo:font-weight="bold" officeooo:rsid="00245c50" officeooo:paragraph-rsid="00245c50" fo:background-color="transparent" style:font-size-asian="12pt" style:font-weight-asian="bold" style:font-size-complex="12pt" style:font-weight-complex="bold"/>
    </style:style>
    <style:style style:name="P93" style:family="paragraph" style:parent-style-name="Standard" style:list-style-name="L9">
      <style:paragraph-properties fo:text-align="justify" style:justify-single-word="false"/>
      <style:text-properties fo:color="#000000" style:font-name="Courier New" fo:font-size="12pt" fo:font-weight="bold" officeooo:rsid="00261b83" officeooo:paragraph-rsid="00261b83" fo:background-color="transparent" style:font-size-asian="12pt" style:font-weight-asian="bold" style:font-size-complex="12pt" style:font-weight-complex="bold"/>
    </style:style>
    <style:style style:name="P94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2a4aa5" officeooo:paragraph-rsid="002a4aa5" fo:background-color="transparent" style:font-size-asian="12pt" style:font-weight-asian="bold" style:font-size-complex="12pt" style:font-weight-complex="bold"/>
    </style:style>
    <style:style style:name="P95" style:family="paragraph" style:parent-style-name="Standard" style:list-style-name="L11">
      <style:paragraph-properties fo:text-align="justify" style:justify-single-word="false"/>
      <style:text-properties fo:color="#000000" style:font-name="Courier New" fo:font-size="12pt" fo:font-weight="bold" officeooo:rsid="002b2507" officeooo:paragraph-rsid="002b2507" fo:background-color="transparent" style:font-size-asian="12pt" style:font-weight-asian="bold" style:font-size-complex="12pt" style:font-weight-complex="bold"/>
    </style:style>
    <style:style style:name="P96" style:family="paragraph" style:parent-style-name="Standard" style:list-style-name="L3">
      <style:paragraph-properties fo:text-align="justify" style:justify-single-word="false"/>
      <style:text-properties fo:color="#000000" style:font-name="Courier New" fo:font-size="12pt" fo:font-weight="normal" officeooo:rsid="00101a92" officeooo:paragraph-rsid="00101a92" fo:background-color="transparent" style:font-size-asian="12pt" style:font-weight-asian="normal" style:font-size-complex="12pt" style:font-weight-complex="normal"/>
    </style:style>
    <style:style style:name="P97" style:family="paragraph" style:parent-style-name="Standard" style:list-style-name="L3">
      <style:paragraph-properties fo:text-align="justify" style:justify-single-word="false"/>
      <style:text-properties fo:color="#000000" style:font-name="Courier New" fo:font-size="12pt" fo:font-weight="normal" officeooo:rsid="001020a4" officeooo:paragraph-rsid="001020a4" fo:background-color="transparent" style:font-size-asian="12pt" style:font-weight-asian="normal" style:font-size-complex="12pt" style:font-weight-complex="normal"/>
    </style:style>
    <style:style style:name="P98" style:family="paragraph" style:parent-style-name="Standard" style:list-style-name="L3">
      <style:paragraph-properties fo:text-align="justify" style:justify-single-word="false"/>
      <style:text-properties fo:color="#000000" style:font-name="Courier New" fo:font-size="12pt" fo:font-weight="normal" officeooo:rsid="001020a4" officeooo:paragraph-rsid="0011ecc4" fo:background-color="transparent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a4aa5" officeooo:paragraph-rsid="002a4aa5" fo:background-color="transparent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b2507" officeooo:paragraph-rsid="002b2507" fo:background-color="transparent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c6932" officeooo:paragraph-rsid="002c6932" fo:background-color="transparent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da822" officeooo:paragraph-rsid="002da822" fo:background-color="transparent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f0e1e" officeooo:paragraph-rsid="002f0e1e" fo:background-color="transparent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3072ab" officeooo:paragraph-rsid="003072ab" fo:background-color="transparent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3072ab" officeooo:paragraph-rsid="003072ab" fo:background-color="#ffff00" style:font-size-asian="12pt" style:font-weight-asian="normal" style:font-size-complex="12pt" style:font-weight-complex="normal"/>
    </style:style>
    <style:style style:name="P106" style:family="paragraph" style:parent-style-name="Standard" style:list-style-name="L3">
      <style:paragraph-properties fo:text-align="justify" style:justify-single-word="false"/>
      <style:text-properties officeooo:paragraph-rsid="00101a92"/>
    </style:style>
    <style:style style:name="P107" style:family="paragraph" style:parent-style-name="Standard" style:list-style-name="L4">
      <style:paragraph-properties fo:text-align="justify" style:justify-single-word="false"/>
      <style:text-properties officeooo:paragraph-rsid="0011ecc4"/>
    </style:style>
    <style:style style:name="P108" style:family="paragraph" style:parent-style-name="Standard" style:list-style-name="L10">
      <style:paragraph-properties fo:text-align="justify" style:justify-single-word="false"/>
      <style:text-properties officeooo:paragraph-rsid="002a4aa5"/>
    </style:style>
    <style:style style:name="P109" style:family="paragraph" style:parent-style-name="Standard" style:list-style-name="L10">
      <style:paragraph-properties fo:text-align="justify" style:justify-single-word="false"/>
      <style:text-properties officeooo:rsid="002a4aa5" officeooo:paragraph-rsid="002a4aa5"/>
    </style:style>
    <style:style style:name="P110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2b2507" officeooo:paragraph-rsid="002b2507" fo:background-color="#1e1e1e" style:font-size-asian="10pt" style:font-weight-asian="normal" style:font-size-complex="10pt" style:font-weight-complex="normal"/>
    </style:style>
    <style:style style:name="P111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2c6932" officeooo:paragraph-rsid="002c6932" fo:background-color="#1e1e1e" style:font-size-asian="10pt" style:font-weight-asian="normal" style:font-size-complex="10pt" style:font-weight-complex="normal"/>
    </style:style>
    <style:style style:name="P112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2c6932" officeooo:paragraph-rsid="002cb4f9" fo:background-color="#1e1e1e" style:font-size-asian="10pt" style:font-weight-asian="normal" style:font-size-complex="10pt" style:font-weight-complex="normal"/>
    </style:style>
    <style:style style:name="P113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2da822" officeooo:paragraph-rsid="002da822" fo:background-color="#1e1e1e" style:font-size-asian="10pt" style:font-weight-asian="normal" style:font-size-complex="10pt" style:font-weight-complex="normal"/>
    </style:style>
    <style:style style:name="P114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P115" style:family="paragraph" style:parent-style-name="Standard">
      <style:paragraph-properties style:line-height-at-least="0.503cm"/>
      <style:text-properties fo:color="#d4d4d4" style:font-name="Droid Sans Mono" fo:font-size="12pt" fo:font-weight="normal" fo:background-color="#1e1e1e" style:font-size-asian="10.5pt" style:font-size-complex="12pt"/>
    </style:style>
    <style:style style:name="T1" style:family="text">
      <style:text-properties fo:color="#9cdcfe"/>
    </style:style>
    <style:style style:name="T2" style:family="text">
      <style:text-properties fo:color="#9cdcfe" style:font-name="Droid Sans Mono" fo:font-weight="normal" fo:background-color="#1e1e1e" loext:char-shading-value="0"/>
    </style:style>
    <style:style style:name="T3" style:family="text">
      <style:text-properties fo:color="#9cdcfe" fo:font-weight="normal" fo:background-color="#1e1e1e" loext:char-shading-value="0"/>
    </style:style>
    <style:style style:name="T4" style:family="text">
      <style:text-properties fo:color="#9cdcfe" fo:background-color="#1e1e1e" loext:char-shading-value="0"/>
    </style:style>
    <style:style style:name="T5" style:family="text">
      <style:text-properties fo:color="#9cdcfe" officeooo:rsid="002cb4f9"/>
    </style:style>
    <style:style style:name="T6" style:family="text">
      <style:text-properties fo:color="#d4d4d4"/>
    </style:style>
    <style:style style:name="T7" style:family="text">
      <style:text-properties fo:color="#d4d4d4" style:font-name="Droid Sans Mono" fo:font-weight="normal" fo:background-color="#1e1e1e" loext:char-shading-value="0"/>
    </style:style>
    <style:style style:name="T8" style:family="text">
      <style:text-properties fo:color="#d4d4d4" fo:font-weight="normal" fo:background-color="#1e1e1e" loext:char-shading-value="0"/>
    </style:style>
    <style:style style:name="T9" style:family="text">
      <style:text-properties fo:color="#d4d4d4" fo:background-color="#1e1e1e" loext:char-shading-value="0"/>
    </style:style>
    <style:style style:name="T10" style:family="text">
      <style:text-properties fo:color="#dcdcaa"/>
    </style:style>
    <style:style style:name="T11" style:family="text">
      <style:text-properties fo:color="#dcdcaa" style:font-name="Droid Sans Mono" fo:font-weight="normal" fo:background-color="#1e1e1e" loext:char-shading-value="0"/>
    </style:style>
    <style:style style:name="T12" style:family="text">
      <style:text-properties fo:color="#dcdcaa" fo:font-weight="normal" fo:background-color="#1e1e1e" loext:char-shading-value="0"/>
    </style:style>
    <style:style style:name="T13" style:family="text">
      <style:text-properties fo:color="#dcdcaa" fo:background-color="#1e1e1e" loext:char-shading-value="0"/>
    </style:style>
    <style:style style:name="T14" style:family="text">
      <style:text-properties fo:color="#ce9178"/>
    </style:style>
    <style:style style:name="T15" style:family="text">
      <style:text-properties fo:color="#ce9178" style:font-name="Droid Sans Mono" fo:font-weight="normal" fo:background-color="#1e1e1e" loext:char-shading-value="0"/>
    </style:style>
    <style:style style:name="T16" style:family="text">
      <style:text-properties fo:color="#ce9178" fo:font-weight="normal" fo:background-color="#1e1e1e" loext:char-shading-value="0"/>
    </style:style>
    <style:style style:name="T17" style:family="text">
      <style:text-properties fo:color="#ce9178" fo:background-color="#1e1e1e" loext:char-shading-value="0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01a92" style:font-weight-asian="bold" style:font-weight-complex="bold"/>
    </style:style>
    <style:style style:name="T20" style:family="text">
      <style:text-properties fo:font-weight="bold" officeooo:rsid="001020a4" style:font-weight-asian="bold" style:font-weight-complex="bold"/>
    </style:style>
    <style:style style:name="T21" style:family="text">
      <style:text-properties fo:font-weight="bold" officeooo:rsid="001e4e5e" style:font-weight-asian="bold" style:font-weight-complex="bold"/>
    </style:style>
    <style:style style:name="T22" style:family="text">
      <style:text-properties fo:font-weight="bold" officeooo:rsid="002f0e1e" style:font-weight-asian="bold" style:font-weight-complex="bold"/>
    </style:style>
    <style:style style:name="T23" style:family="text">
      <style:text-properties officeooo:rsid="000e3131"/>
    </style:style>
    <style:style style:name="T24" style:family="text">
      <style:text-properties fo:color="#000000" style:font-name="Courier New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25" style:family="text">
      <style:text-properties fo:color="#000000" style:font-name="Courier New" fo:font-size="12pt" fo:font-weight="normal" officeooo:rsid="00101a92" fo:background-color="transparent" loext:char-shading-value="0" style:font-size-asian="12pt" style:font-weight-asian="normal" style:font-size-complex="12pt" style:font-weight-complex="normal"/>
    </style:style>
    <style:style style:name="T26" style:family="text">
      <style:text-properties fo:color="#000000" style:font-name="Courier New" fo:font-size="12pt" fo:font-weight="normal" officeooo:rsid="002a4aa5" fo:background-color="transparent" loext:char-shading-value="0" style:font-size-asian="12pt" style:font-weight-asian="normal" style:font-size-complex="12pt" style:font-weight-complex="normal"/>
    </style:style>
    <style:style style:name="T27" style:family="text">
      <style:text-properties fo:color="#000000" style:font-name="Courier New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28" style:family="text">
      <style:text-properties fo:color="#000000" style:font-name="Courier New" fo:font-size="12pt" fo:font-weight="bold" officeooo:rsid="00101a92" fo:background-color="transparent" loext:char-shading-value="0" style:font-size-asian="12pt" style:font-weight-asian="bold" style:font-size-complex="12pt" style:font-weight-complex="bold"/>
    </style:style>
    <style:style style:name="T29" style:family="text">
      <style:text-properties fo:color="#000000" style:font-name="Courier New" fo:font-size="12pt" fo:font-weight="bold" officeooo:rsid="000e3131" fo:background-color="#ff8000" loext:char-shading-value="0" style:font-size-asian="12pt" style:font-weight-asian="bold" style:font-size-complex="12pt" style:font-weight-complex="bold"/>
    </style:style>
    <style:style style:name="T30" style:family="text">
      <style:text-properties fo:color="#000000" style:font-name="Courier New" fo:font-size="12pt" fo:font-weight="bold" officeooo:rsid="0011ecc4" fo:background-color="#ff8000" loext:char-shading-value="0" style:font-size-asian="12pt" style:font-weight-asian="bold" style:font-size-complex="12pt" style:font-weight-complex="bold"/>
    </style:style>
    <style:style style:name="T31" style:family="text">
      <style:text-properties fo:color="#000000" style:font-name="Courier New" fo:font-size="12pt" fo:font-weight="bold" style:font-size-asian="12pt" style:font-weight-asian="bold" style:font-size-complex="12pt" style:font-weight-complex="bold"/>
    </style:style>
    <style:style style:name="T32" style:family="text">
      <style:text-properties fo:color="#000000" style:font-name="Courier New" fo:font-size="12pt" fo:background-color="transparent" loext:char-shading-value="0" style:font-size-asian="12pt" style:font-size-complex="12pt"/>
    </style:style>
    <style:style style:name="T33" style:family="text">
      <style:text-properties fo:color="#000000" style:font-name="Courier New" fo:font-size="12pt" officeooo:rsid="0016bf87" fo:background-color="transparent" loext:char-shading-value="0" style:font-size-asian="12pt" style:font-size-complex="12pt"/>
    </style:style>
    <style:style style:name="T34" style:family="text">
      <style:text-properties fo:color="#000000" style:font-name="Courier New" fo:font-size="12pt" officeooo:rsid="00183c55" fo:background-color="transparent" loext:char-shading-value="0" style:font-size-asian="12pt" style:font-size-complex="12pt"/>
    </style:style>
    <style:style style:name="T35" style:family="text">
      <style:text-properties fo:color="#000000" style:font-name="Courier New" fo:font-size="12pt" style:font-size-asian="12pt" style:font-size-complex="12pt"/>
    </style:style>
    <style:style style:name="T36" style:family="text">
      <style:text-properties fo:color="#000000" style:font-name="Courier New" fo:font-size="12pt" officeooo:rsid="001c527d" style:font-size-asian="12pt" style:font-size-complex="12pt"/>
    </style:style>
    <style:style style:name="T37" style:family="text">
      <style:text-properties fo:color="#000000" fo:font-weight="normal" fo:background-color="transparent" loext:char-shading-value="0" style:font-weight-asian="normal" style:font-weight-complex="normal"/>
    </style:style>
    <style:style style:name="T38" style:family="text">
      <style:text-properties fo:color="#000000" fo:font-weight="normal" officeooo:rsid="001e4e5e" fo:background-color="transparent" loext:char-shading-value="0" style:font-weight-asian="normal" style:font-weight-complex="normal"/>
    </style:style>
    <style:style style:name="T39" style:family="text">
      <style:text-properties officeooo:rsid="001020a4"/>
    </style:style>
    <style:style style:name="T40" style:family="text">
      <style:text-properties style:font-weight-asian="normal" style:font-weight-complex="normal"/>
    </style:style>
    <style:style style:name="T41" style:family="text">
      <style:text-properties officeooo:rsid="001020a4" style:font-weight-asian="normal" style:font-weight-complex="normal"/>
    </style:style>
    <style:style style:name="T42" style:family="text">
      <style:text-properties officeooo:rsid="0011ecc4"/>
    </style:style>
    <style:style style:name="T43" style:family="text">
      <style:text-properties fo:color="#569cd6"/>
    </style:style>
    <style:style style:name="T44" style:family="text">
      <style:text-properties fo:color="#569cd6" fo:background-color="#1e1e1e" loext:char-shading-value="0"/>
    </style:style>
    <style:style style:name="T45" style:family="text">
      <style:text-properties fo:color="#4ec9b0"/>
    </style:style>
    <style:style style:name="T46" style:family="text">
      <style:text-properties fo:color="#4ec9b0" fo:font-weight="normal" fo:background-color="#1e1e1e" loext:char-shading-value="0"/>
    </style:style>
    <style:style style:name="T47" style:family="text">
      <style:text-properties fo:color="#6a9955" fo:font-weight="normal" fo:background-color="#1e1e1e" loext:char-shading-value="0"/>
    </style:style>
    <style:style style:name="T48" style:family="text">
      <style:text-properties fo:color="#4fc1ff"/>
    </style:style>
    <style:style style:name="T49" style:family="text">
      <style:text-properties fo:color="#4fc1ff" fo:background-color="#1e1e1e" loext:char-shading-value="0"/>
    </style:style>
    <style:style style:name="T50" style:family="text">
      <style:text-properties officeooo:rsid="001e4e5e"/>
    </style:style>
    <style:style style:name="T51" style:family="text">
      <style:text-properties officeooo:rsid="001fb153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officeooo:rsid="00214cb5"/>
    </style:style>
    <style:style style:name="T54" style:family="text">
      <style:text-properties officeooo:rsid="0026223e"/>
    </style:style>
    <style:style style:name="T55" style:family="text">
      <style:text-properties officeooo:rsid="002681ba"/>
    </style:style>
    <style:style style:name="T56" style:family="text">
      <style:text-properties officeooo:rsid="0026f56a"/>
    </style:style>
    <style:style style:name="T57" style:family="text">
      <style:text-properties officeooo:rsid="00291f52"/>
    </style:style>
    <style:style style:name="T58" style:family="text">
      <style:text-properties fo:color="#b5cea8"/>
    </style:style>
    <style:style style:name="T59" style:family="text">
      <style:text-properties fo:color="#808080"/>
    </style:style>
    <style:style style:name="T60" style:family="text">
      <style:text-properties officeooo:rsid="002ee246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Curso em Vídeo</text:p>
      <text:p text:style-name="P53">JavaScript</text:p>
      <text:list xml:id="list841859911" text:style-name="L1">
        <text:list-item>
          <text:p text:style-name="P81">Aula 04 – <text:span text:style-name="T42">Criando o seu primeir script</text:span></text:p>
        </text:list-item>
      </text:list>
      <text:p text:style-name="P51"/>
      <text:p text:style-name="P52"><text:span text:style-name="T18">window.alert</text:span> – para exibir uma janela com uma mensagem.</text:p>
      <text:p text:style-name="P66"><text:span text:style-name="T2">window</text:span><text:span text:style-name="T7">.</text:span><text:span text:style-name="T11">alert</text:span><text:span text:style-name="T7">(</text:span><text:span text:style-name="T15">'Minha primeira mensagem'</text:span><text:span text:style-name="T7">)</text:span></text:p>
      <text:p text:style-name="P1"/>
      <text:p text:style-name="P1"><text:span text:style-name="T18">window.confirm</text:span> – <text:span text:style-name="T23">para exibir uma janela com uma pergunta.</text:span></text:p>
      <text:p text:style-name="P61"><text:span text:style-name="T1">window</text:span>.<text:span text:style-name="T10">confirm</text:span>(<text:span text:style-name="T14">'Está gostando de JS?'</text:span>)</text:p>
      <text:p text:style-name="P1"/>
      <text:p text:style-name="P2"><text:span text:style-name="T18">window.prompt</text:span> – para exibir uma janela para o usuário preencher com texto.</text:p>
      <text:p text:style-name="P62"><text:span text:style-name="T1">window</text:span>.<text:span text:style-name="T10">prompt</text:span>(<text:span text:style-name="T14">'Qual é seu nome?'</text:span>)</text:p>
      <text:p text:style-name="P2"/>
      <text:list xml:id="list178596416" text:style-name="L2">
        <text:list-item>
          <text:p text:style-name="P82">Aula 05 – <text:span text:style-name="T42">Variáveis e Tipos Primitivos</text:span></text:p>
        </text:list-item>
      </text:list>
      <text:p text:style-name="P32">Comentários no JavaScript:</text:p>
      <text:p text:style-name="P6">Os comentários são utilizados para ajudar a entender o código em consultas porteriores.</text:p>
      <text:p text:style-name="P6"/>
      <text:p text:style-name="P2"><text:span text:style-name="T18">//</text:span> - para única linha.</text:p>
      <text:p text:style-name="P64">// única linha</text:p>
      <text:p text:style-name="P2"/>
      <text:p text:style-name="P2"><text:span text:style-name="T18">/* */</text:span> - para mais de uma linha de código.</text:p>
      <text:p text:style-name="P64">/*</text:p>
      <text:p text:style-name="P65">comentário em</text:p>
      <text:p text:style-name="P65">mais de </text:p>
      <text:p text:style-name="P65">uma linha</text:p>
      <text:p text:style-name="P65">*/</text:p>
      <text:p text:style-name="P2"/>
      <text:p text:style-name="P31">Variáveis:</text:p>
      <text:p text:style-name="P4"><text:span text:style-name="T39">Variáveis servem para guardar dados. Podem ser do </text:span><text:span text:style-name="T20">tipo inteiro</text:span><text:span text:style-name="T39"> (5, 18, -12); </text:span><text:span text:style-name="T20">tipo real/float</text:span><text:span text:style-name="T39"> (0.5, -15.9, 3.14, 8.0); OBS.: No JavaScript os tipos inteiro e real são considerados apenas um tipo, o </text:span><text:span text:style-name="T20">number;</text:span><text:span text:style-name="T41"> Podem ser do tipo </text:span><text:span text:style-name="T20">string</text:span><text:span text:style-name="T41">, que são cadeias de caracteres (“Google”, ‘JavaScript’, `Maria`, “12345”); e por fim podem ser do tipo </text:span><text:span text:style-name="T20">Boolean</text:span><text:span text:style-name="T41"> (true, false).</text:span></text:p>
      <text:p text:style-name="P5"><text:span text:style-name="T41">O</text:span><text:span text:style-name="T40">utros tipos:</text:span></text:p>
      <text:p text:style-name="P5"><text:span text:style-name="T40">O </text:span><text:span text:style-name="T18">Number</text:span><text:span text:style-name="T40"> também apresenta os tipos </text:span><text:span text:style-name="T18">Infinity</text:span><text:span text:style-name="T40"> e </text:span><text:span text:style-name="T18">NaN</text:span><text:span text:style-name="T40">. Temos também os tipos </text:span><text:span text:style-name="T18">null</text:span><text:span text:style-name="T40">, </text:span><text:span text:style-name="T18">undefined</text:span><text:span text:style-name="T40">, </text:span><text:span text:style-name="T18">object</text:span><text:span text:style-name="T40">, </text:span><text:span text:style-name="T18">array</text:span><text:span text:style-name="T40">, </text:span><text:span text:style-name="T18">function</text:span><text:span text:style-name="T40">.</text:span></text:p>
      <text:p text:style-name="P5"><text:span text:style-name="T18">$ typeof</text:span><text:span text:style-name="T40"> – para identificar de qual tipo é a sua variável.</text:span></text:p>
      <text:p text:style-name="P8"/>
      <text:p text:style-name="P4">No JavaScript moderno, além de utilizar a palavra <text:span text:style-name="T18">var</text:span>, também podemos usar a palavra <text:span text:style-name="T18">let</text:span>. O símbolo <text:span text:style-name="T18">=</text:span> é denominado “<text:span text:style-name="T18">recebe</text:span>”. Por exemplo.:</text:p>
      <text:p text:style-name="P3"><text:span text:style-name="T18">var s1 = carro</text:span> – significa que a variável s1 está <text:span text:style-name="T18">recebendo</text:span> o valor carro.</text:p>
      <text:p text:style-name="P3"/>
      <text:p text:style-name="P3">Para declarar <text:span text:style-name="T18">strings</text:span> podemos fazer das seguintes maneiras:</text:p>
      <text:p text:style-name="P3">var s1 = <text:span text:style-name="T18">“</text:span>JavaScript<text:span text:style-name="T18">” - entre aspas duplas.</text:span></text:p>
      <text:p text:style-name="P3">var s2 = <text:span text:style-name="T18">‘</text:span>Curso em Vídeo<text:span text:style-name="T18">’ - entre aspas simples.</text:span></text:p>
      <text:p text:style-name="P3">var s3 = <text:span text:style-name="T18">`</text:span>Guanabara<text:span text:style-name="T18">` - entre </text:span><text:span text:style-name="T19">crase.</text:span></text:p>
      <text:p text:style-name="P6"/>
      <text:p text:style-name="P7"><text:span text:style-name="T18">Identificador</text:span> – nome de cada variável.</text:p>
      <text:p text:style-name="P34"><text:soft-page-break/>Regras para nomear iden<text:span text:style-name="T42">t</text:span>ificadores:</text:p>
      <text:list xml:id="list1420958970" text:style-name="L3">
        <text:list-item>
          <text:p text:style-name="P106"><text:span text:style-name="T25">Podem começar com </text:span><text:span text:style-name="T28">letra</text:span><text:span text:style-name="T25">, </text:span><text:span text:style-name="T28">$</text:span><text:span text:style-name="T25"> ou </text:span><text:span text:style-name="T28">_</text:span></text:p>
        </text:list-item>
        <text:list-item>
          <text:p text:style-name="P96">Não podem começar com números</text:p>
        </text:list-item>
        <text:list-item>
          <text:p text:style-name="P96">É possível usar letras ou números</text:p>
        </text:list-item>
        <text:list-item>
          <text:p text:style-name="P96">É possível usar acentos e símbolos</text:p>
        </text:list-item>
        <text:list-item>
          <text:p text:style-name="P96">Não podem conter espaços</text:p>
        </text:list-item>
        <text:list-item>
          <text:p text:style-name="P96">Não podem ser palavras reservadas</text:p>
        </text:list-item>
      </text:list>
      <text:p text:style-name="P33">Dicas importantes:</text:p>
      <text:list xml:id="list75952554773856" text:continue-numbering="true" text:style-name="L3">
        <text:list-item>
          <text:p text:style-name="P97">Maiúsculas e minúsculas fazem a diferença (case sensitive);</text:p>
        </text:list-item>
        <text:list-item>
          <text:p text:style-name="P97">Tente escolher nomes coerentes para as variáveis;</text:p>
        </text:list-item>
        <text:list-item>
          <text:p text:style-name="P98">Evite se tornar um programador alfabeto ou um programador contador;</text:p>
        </text:list-item>
      </text:list>
      <text:p text:style-name="P9"/>
      <text:list xml:id="list2414620589" text:style-name="L4">
        <text:list-item>
          <text:p text:style-name="P107"><text:span text:style-name="T29">Aula 06 – </text:span><text:span text:style-name="T30">Tratamentos de dados</text:span></text:p>
        </text:list-item>
      </text:list>
      <text:p text:style-name="P35">Data Types:</text:p>
      <text:p text:style-name="P10">- number</text:p>
      <text:p text:style-name="P10">- string</text:p>
      <text:p text:style-name="P10"/>
      <text:p text:style-name="P69"><text:span text:style-name="T35">o símbolo de </text:span><text:span text:style-name="T31">+</text:span><text:span text:style-name="T35"> é utilizado tanto para somar em operações como para </text:span><text:span text:style-name="T31">concatenar</text:span><text:span text:style-name="T35"> diferentes tipos de variáveis.</text:span></text:p>
      <text:p text:style-name="P11"/>
      <text:p text:style-name="P70"><text:span text:style-name="T31">window.prompt</text:span><text:span text:style-name="T35"> retorna uma </text:span><text:span text:style-name="T31">string</text:span><text:span text:style-name="T35">.</text:span></text:p>
      <text:p text:style-name="P12"/>
      <text:p text:style-name="P36">Convertendo tipos de dados:</text:p>
      <text:list xml:id="list3663808481" text:style-name="L5">
        <text:list-item>
          <text:p text:style-name="P88">String → Número:</text:p>
        </text:list-item>
      </text:list>
      <text:p text:style-name="P36"/>
      <text:p text:style-name="P70"><text:span text:style-name="T31">Number.parseInt(n)</text:span><text:span text:style-name="T35"> – converte para número inteiro;</text:span></text:p>
      <text:p text:style-name="P70"><text:span text:style-name="T31">Number.parseFloat(n)</text:span><text:span text:style-name="T35"> – converte para número real/float.</text:span></text:p>
      <text:p text:style-name="P12"/>
      <text:p text:style-name="P54"><text:span text:style-name="T43">var</text:span><text:span text:style-name="T6"> </text:span><text:span text:style-name="T1">numero1</text:span><text:span text:style-name="T6"> = </text:span><text:span text:style-name="T45">Number</text:span><text:span text:style-name="T6">.</text:span><text:span text:style-name="T10">parseInt</text:span><text:span text:style-name="T6">(</text:span><text:span text:style-name="T1">window</text:span><text:span text:style-name="T6">.</text:span><text:span text:style-name="T10">prompt</text:span><text:span text:style-name="T6">(</text:span><text:span text:style-name="T14">"Digite um número: "</text:span><text:span text:style-name="T6">))</text:span></text:p>
      <text:p text:style-name="P54"><text:span text:style-name="T43">var</text:span><text:span text:style-name="T6"> </text:span><text:span text:style-name="T1">numero2</text:span><text:span text:style-name="T6"> = </text:span><text:span text:style-name="T45">Number</text:span><text:span text:style-name="T6">.</text:span><text:span text:style-name="T10">parseInt</text:span><text:span text:style-name="T6">(</text:span><text:span text:style-name="T1">window</text:span><text:span text:style-name="T6">.</text:span><text:span text:style-name="T10">prompt</text:span><text:span text:style-name="T6">(</text:span><text:span text:style-name="T14">"Digite outro número: "</text:span><text:span text:style-name="T6">))</text:span></text:p>
      <text:p text:style-name="P12"/>
      <text:p text:style-name="P71"><text:span text:style-name="T35">Esse dois comandos são usados para forçar a converção para </text:span><text:span text:style-name="T31">Inteiro</text:span><text:span text:style-name="T35"> ou </text:span><text:span text:style-name="T31">Float</text:span><text:span text:style-name="T35">. Mas usando apenas </text:span><text:span text:style-name="T31">Number.</text:span><text:span text:style-name="T35"> a variável será convertid</text:span><text:span text:style-name="T36">a</text:span><text:span text:style-name="T35"> para algum tipo de número e o próprio </text:span><text:span text:style-name="T31">JS</text:span><text:span text:style-name="T35"> vai determinar se será </text:span><text:span text:style-name="T31">Inteiro </text:span><text:span text:style-name="T35">ou </text:span><text:span text:style-name="T31">Float</text:span><text:span text:style-name="T35">.</text:span></text:p>
      <text:p text:style-name="P13"/>
      <text:p text:style-name="P63"><text:span text:style-name="T43">var</text:span> <text:span text:style-name="T1">numero1</text:span> = <text:span text:style-name="T45">Number</text:span>(<text:span text:style-name="T1">window</text:span>.<text:span text:style-name="T10">prompt</text:span>(<text:span text:style-name="T14">"Digite um número: "</text:span>))</text:p>
      <text:p text:style-name="P56"><text:span text:style-name="T43">var</text:span><text:span text:style-name="T6"> </text:span><text:span text:style-name="T1">numero2</text:span><text:span text:style-name="T6"> = </text:span><text:span text:style-name="T45">Number</text:span><text:span text:style-name="T6">(</text:span><text:span text:style-name="T1">window</text:span><text:span text:style-name="T6">.</text:span><text:span text:style-name="T10">prompt</text:span><text:span text:style-name="T6">(</text:span><text:span text:style-name="T14">"Digite outro número: "</text:span><text:span text:style-name="T6">))</text:span></text:p>
      <text:p text:style-name="P13"/>
      <text:list xml:id="list2537037154" text:style-name="L6">
        <text:list-item>
          <text:p text:style-name="P89">Número → String:</text:p>
        </text:list-item>
      </text:list>
      <text:p text:style-name="P74"><text:span text:style-name="T27">String(n)</text:span><text:span text:style-name="T24"> - para converter para string.</text:span></text:p>
      <text:p text:style-name="P74"><text:span text:style-name="T27">n.toString()</text:span><text:span text:style-name="T24"> - para converter para string.</text:span></text:p>
      <text:p text:style-name="P14"/>
      <text:p text:style-name="P60"><text:span text:style-name="T3">window</text:span><text:span text:style-name="T8">.</text:span><text:span text:style-name="T12">alert</text:span><text:span text:style-name="T8">(</text:span><text:span text:style-name="T16">"A soma entre os valores é igual a "</text:span><text:span text:style-name="T8">+</text:span><text:span text:style-name="T46">String</text:span><text:span text:style-name="T8">(</text:span><text:span text:style-name="T3">soma</text:span><text:span text:style-name="T8">)) </text:span><text:span text:style-name="T47">// Concatenação</text:span></text:p>
      <text:p text:style-name="P14"/>
      <text:p text:style-name="P73"><text:span text:style-name="T32">Formatando </text:span><text:span text:style-name="T33">S</text:span><text:span text:style-name="T32">tring</text:span><text:span text:style-name="T33">s</text:span><text:span text:style-name="T32">:</text:span></text:p>
      <text:p text:style-name="P14">var s = ‘JavaScript’</text:p>
      <text:p text:style-name="P75"><text:span text:style-name="T24">‘Eu estou aprendendo s’ // não faz </text:span><text:span text:style-name="T27">interpolação</text:span></text:p>
      <text:p text:style-name="P75"><text:span text:style-name="T24">‘Eu estou aprendendo ’ + s // usa </text:span><text:span text:style-name="T27">concatenação</text:span></text:p>
      <text:p text:style-name="P75"><text:span text:style-name="T24">‘Eu estou aprendendo </text:span><text:span text:style-name="T27">${s}</text:span><text:span text:style-name="T24">’ // usa </text:span><text:span text:style-name="T27">template string</text:span></text:p>
      <text:p text:style-name="P14"/>
      <text:p text:style-name="P57"><text:span text:style-name="T4">window</text:span><text:span text:style-name="T9">.</text:span><text:span text:style-name="T13">alert</text:span><text:span text:style-name="T9">(</text:span><text:span text:style-name="T17">`A soma entre </text:span><text:span text:style-name="T44">${</text:span><text:span text:style-name="T4">numero1</text:span><text:span text:style-name="T44">}</text:span><text:span text:style-name="T17"> e </text:span><text:span text:style-name="T44">${</text:span><text:span text:style-name="T4">numero2</text:span><text:span text:style-name="T44">}</text:span><text:span text:style-name="T17"> é igual a </text:span><text:span text:style-name="T44">${</text:span><text:span text:style-name="T4">soma</text:span><text:span text:style-name="T44">}</text:span><text:span text:style-name="T17">`</text:span><text:span text:style-name="T9">) </text:span></text:p>
      <text:p text:style-name="P14"/>
      <text:p text:style-name="P67"><text:soft-page-break/><text:span text:style-name="T27">s.length</text:span><text:span text:style-name="T32"> //</text:span><text:span text:style-name="T34"> informa </text:span><text:span text:style-name="T32">quantos caracteres a string tem.</text:span></text:p>
      <text:p text:style-name="P15"/>
      <text:p text:style-name="P58"><text:span text:style-name="T4">document</text:span><text:span text:style-name="T9">.</text:span><text:span text:style-name="T13">write</text:span><text:span text:style-name="T9">(</text:span><text:span text:style-name="T17">`Olá &lt;strong&gt;</text:span><text:span text:style-name="T44">${</text:span><text:span text:style-name="T4">nome</text:span><text:span text:style-name="T44">}</text:span><text:span text:style-name="T17">&lt;/strong&gt;. Seu nome tem </text:span><text:span text:style-name="T44">${</text:span><text:span text:style-name="T4">nome</text:span><text:span text:style-name="T9">.</text:span><text:span text:style-name="T49">length</text:span><text:span text:style-name="T44">}</text:span><text:span text:style-name="T17"> letras.&lt;br/&gt;`</text:span><text:span text:style-name="T9">)</text:span></text:p>
      <text:p text:style-name="P37"/>
      <text:p text:style-name="P68"><text:span text:style-name="T27">s.toUppercase()</text:span><text:span text:style-name="T32"> // tudo para ‘MAIÚSCULAS’</text:span></text:p>
      <text:p text:style-name="P16"/>
      <text:p text:style-name="P59"><text:span text:style-name="T4">document</text:span><text:span text:style-name="T9">.</text:span><text:span text:style-name="T13">write</text:span><text:span text:style-name="T9">(</text:span><text:span text:style-name="T17">`Seu nome em maiúsculo: </text:span><text:span text:style-name="T44">${</text:span><text:span text:style-name="T4">nome</text:span><text:span text:style-name="T9">.</text:span><text:span text:style-name="T13">toUpperCase</text:span><text:span text:style-name="T9">()</text:span><text:span text:style-name="T44">}</text:span><text:span text:style-name="T17">&lt;br/&gt;`</text:span><text:span text:style-name="T9">)</text:span></text:p>
      <text:p text:style-name="P16"/>
      <text:p text:style-name="P68"><text:span text:style-name="T27">s.LowerCase()</text:span><text:span text:style-name="T32"> // tudo para ‘minúsculas’</text:span></text:p>
      <text:p text:style-name="P13"/>
      <text:p text:style-name="P55"><text:span text:style-name="T1">document</text:span><text:span text:style-name="T6">.</text:span><text:span text:style-name="T10">write</text:span><text:span text:style-name="T6">(</text:span><text:span text:style-name="T14">`Seu nome em minúsculo: </text:span><text:span text:style-name="T43">${</text:span><text:span text:style-name="T1">nome</text:span><text:span text:style-name="T6">.</text:span><text:span text:style-name="T10">toLocaleLowerCase</text:span><text:span text:style-name="T6">()</text:span><text:span text:style-name="T43">}</text:span><text:span text:style-name="T14">&lt;br/&gt;`</text:span><text:span text:style-name="T6">)</text:span></text:p>
      <text:p text:style-name="P13"/>
      <text:p text:style-name="P17">Formatando Números:</text:p>
      <text:p text:style-name="P17">var n = 1541.5</text:p>
      <text:p text:style-name="P72"><text:span text:style-name="T31">n.toFixed(2)</text:span><text:span text:style-name="T35"> – para formatar o número apresentando com a quantidade de casas decimais informada dentro do parênteses, nesse caso, duas casa decimais.</text:span></text:p>
      <text:p text:style-name="P17"/>
      <text:p text:style-name="P72"><text:span text:style-name="T31">.replace(‘’, ‘’)</text:span><text:span text:style-name="T35"> - troca o que está dentro das primeiras aspas pelo o que está na segunda.</text:span></text:p>
      <text:p text:style-name="P72"><text:span text:style-name="T31">n.toFixed(2).replace(‘.’, ‘,’)</text:span><text:span text:style-name="T35"> - nesse caso trocará o ponto pela vírgula.</text:span></text:p>
      <text:p text:style-name="P17"/>
      <text:p text:style-name="P38">Para converter o número para moeda:</text:p>
      <text:p text:style-name="P39">n.toLocaleString('pt-BR', {style: 'currency', currency: 'BRL'})</text:p>
      <text:p text:style-name="P18">'R$ 1.541,50'</text:p>
      <text:p text:style-name="P39">n.toLocaleString('pt-BR', {style: 'currency', currency: 'USD'})</text:p>
      <text:p text:style-name="P18">'US$ 1.541,50'</text:p>
      <text:p text:style-name="P39">n.toLocaleString('pt-BR', {style: 'currency', currency: 'EUR'})</text:p>
      <text:p text:style-name="P18">'€ 1.541,50'</text:p>
      <text:p text:style-name="P18"/>
      <text:list xml:id="list3296041526" text:style-name="L7">
        <text:list-item>
          <text:p text:style-name="P83">Aula 07 – Operadores (Parte 1)</text:p>
        </text:list-item>
      </text:list>
      <text:p text:style-name="P50">Tipos de Operadores:</text:p>
      <text:p text:style-name="P49">- Aritméticos;</text:p>
      <text:p text:style-name="P49">- Atribuição;</text:p>
      <text:p text:style-name="P49">- Relacionais;</text:p>
      <text:p text:style-name="P49">- Lógicos;</text:p>
      <text:p text:style-name="P49">- Ternário.</text:p>
      <text:p text:style-name="P47"/>
      <text:list xml:id="list1355330836" text:style-name="L8">
        <text:list-item>
          <text:p text:style-name="P90">Aritméticos (binários):</text:p>
        </text:list-item>
      </text:list>
      <text:p text:style-name="P40"><text:span text:style-name="T52">5</text:span> + <text:span text:style-name="T52">2</text:span> → <text:span text:style-name="T52">7</text:span> - Soma</text:p>
      <text:p text:style-name="P40"><text:span text:style-name="T52">5</text:span> - <text:span text:style-name="T52">2</text:span> → <text:span text:style-name="T52">3</text:span> - Subtração</text:p>
      <text:p text:style-name="P40"><text:span text:style-name="T52">5</text:span> * <text:span text:style-name="T52">2</text:span> → <text:span text:style-name="T52">10</text:span> - Multiplicação</text:p>
      <text:p text:style-name="P40"><text:span text:style-name="T52">5</text:span> / <text:span text:style-name="T52">2</text:span> → <text:span text:style-name="T52">2.5</text:span> – Divisão real</text:p>
      <text:p text:style-name="P40"><text:span text:style-name="T52">5</text:span> % <text:span text:style-name="T52">2</text:span> → <text:span text:style-name="T52">1</text:span> – Divisão inteira</text:p>
      <text:p text:style-name="P40"><text:span text:style-name="T52">5</text:span> ** <text:span text:style-name="T52">2</text:span> → <text:span text:style-name="T52">25</text:span> – <text:span text:style-name="T51">Potência</text:span></text:p>
      <text:p text:style-name="P40"/>
      <text:p text:style-name="P20">Cuidado com a <text:span text:style-name="T18">ordem de precedência</text:span> dos operadores, é a mesma da matemática.</text:p>
      <text:p text:style-name="P41">1º ()</text:p>
      <text:p text:style-name="P41">2º **</text:p>
      <text:p text:style-name="P41">3º * / %</text:p>
      <text:p text:style-name="P41">4º + -</text:p>
      <text:list xml:id="list75952065843282" text:continue-numbering="true" text:style-name="L8">
        <text:list-item>
          <text:p text:style-name="P91"><text:soft-page-break/>Atribuição:</text:p>
        </text:list-item>
      </text:list>
      <text:p text:style-name="P19"/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42">Auto-atribuições</text:p>
          </table:table-cell>
          <table:covered-table-cell/>
        </table:table-row>
        <table:table-row>
          <table:table-cell table:style-name="Tabela1.A2" office:value-type="string">
            <text:p text:style-name="P80">Normal</text:p>
          </table:table-cell>
          <table:table-cell table:style-name="Tabela1.B2" office:value-type="string">
            <text:p text:style-name="P80">Simplificada</text:p>
          </table:table-cell>
        </table:table-row>
        <table:table-row>
          <table:table-cell table:style-name="Tabela1.B2" table:number-columns-spanned="2" office:value-type="string">
            <text:p text:style-name="P21">var n = 3</text:p>
          </table:table-cell>
          <table:covered-table-cell/>
        </table:table-row>
        <table:table-row>
          <table:table-cell table:style-name="Tabela1.A2" office:value-type="string">
            <text:p text:style-name="P21">n = n + 4 <text:span text:style-name="T21">→ </text:span><text:span text:style-name="T53">7</text:span></text:p>
          </table:table-cell>
          <table:table-cell table:style-name="Tabela1.B2" office:value-type="string">
            <text:p text:style-name="P76">n += 4 <text:span text:style-name="T38">→ </text:span><text:span text:style-name="T37">7</text:span></text:p>
          </table:table-cell>
        </table:table-row>
        <table:table-row>
          <table:table-cell table:style-name="Tabela1.A2" office:value-type="string">
            <text:p text:style-name="P22">n = n – 5<text:span text:style-name="T18"> </text:span><text:span text:style-name="T21">→ </text:span>2</text:p>
          </table:table-cell>
          <table:table-cell table:style-name="Tabela1.B2" office:value-type="string">
            <text:p text:style-name="P76">n -= 5 <text:span text:style-name="T38">→ </text:span><text:span text:style-name="T37">2</text:span></text:p>
          </table:table-cell>
        </table:table-row>
        <table:table-row>
          <table:table-cell table:style-name="Tabela1.A2" office:value-type="string">
            <text:p text:style-name="P22">n = n * 4<text:span text:style-name="T18"> </text:span><text:span text:style-name="T21">→ </text:span>8</text:p>
          </table:table-cell>
          <table:table-cell table:style-name="Tabela1.B2" office:value-type="string">
            <text:p text:style-name="P76">n *= 4 <text:span text:style-name="T38">→ </text:span><text:span text:style-name="T37">8</text:span></text:p>
          </table:table-cell>
        </table:table-row>
        <table:table-row>
          <table:table-cell table:style-name="Tabela1.A2" office:value-type="string">
            <text:p text:style-name="P22">n = n / 2 <text:span text:style-name="T21">→ </text:span>4</text:p>
          </table:table-cell>
          <table:table-cell table:style-name="Tabela1.B2" office:value-type="string">
            <text:p text:style-name="P76">n /= 2 <text:span text:style-name="T38">→ </text:span><text:span text:style-name="T37">4</text:span></text:p>
          </table:table-cell>
        </table:table-row>
        <table:table-row>
          <table:table-cell table:style-name="Tabela1.A2" office:value-type="string">
            <text:p text:style-name="P22">n = n ** 2 <text:span text:style-name="T50">→ </text:span>16</text:p>
          </table:table-cell>
          <table:table-cell table:style-name="Tabela1.B2" office:value-type="string">
            <text:p text:style-name="P76">n **= 2 <text:span text:style-name="T38">→ </text:span><text:span text:style-name="T37">16</text:span></text:p>
          </table:table-cell>
        </table:table-row>
        <table:table-row>
          <table:table-cell table:style-name="Tabela1.A2" office:value-type="string">
            <text:p text:style-name="P22">n = n % 5 <text:span text:style-name="T50">→ </text:span>1</text:p>
          </table:table-cell>
          <table:table-cell table:style-name="Tabela1.B2" office:value-type="string">
            <text:p text:style-name="P76">n %= 5 <text:span text:style-name="T38">→ </text:span><text:span text:style-name="T37">1</text:span></text:p>
          </table:table-cell>
        </table:table-row>
      </table:table>
      <text:p text:style-name="P23"/>
      <text:p text:style-name="P23"/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P43">Incremento</text:p>
          </table:table-cell>
          <table:covered-table-cell/>
        </table:table-row>
        <table:table-row>
          <table:table-cell table:style-name="Tabela2.A2" table:number-columns-spanned="2" office:value-type="string">
            <text:p text:style-name="P24">var x = 5</text:p>
          </table:table-cell>
          <table:covered-table-cell/>
        </table:table-row>
        <table:table-row>
          <table:table-cell table:style-name="Tabela2.A3" office:value-type="string">
            <text:p text:style-name="P24">x = x + 1 <text:span text:style-name="T50">→ </text:span>6</text:p>
          </table:table-cell>
          <table:table-cell table:style-name="Tabela2.A2" office:value-type="string">
            <text:p text:style-name="P77">x++</text:p>
          </table:table-cell>
        </table:table-row>
        <table:table-row>
          <table:table-cell table:style-name="Tabela2.A3" office:value-type="string">
            <text:p text:style-name="P77">X = x – 1 <text:span text:style-name="T38">→ </text:span><text:span text:style-name="T37">5</text:span></text:p>
          </table:table-cell>
          <table:table-cell table:style-name="Tabela2.A2" office:value-type="string">
            <text:p text:style-name="P77">x--</text:p>
          </table:table-cell>
        </table:table-row>
      </table:table>
      <text:p text:style-name="P48"/>
      <text:p text:style-name="P47"/>
      <text:list xml:id="list75953022320679" text:continue-list="list3296041526" text:style-name="L7">
        <text:list-item>
          <text:p text:style-name="P84">Aula 08 - Operadores (Parte 2)</text:p>
        </text:list-item>
      </text:list>
      <text:list xml:id="list1378317074" text:style-name="L9">
        <text:list-item>
          <text:p text:style-name="P92">Relacionais:</text:p>
        </text:list-item>
      </text:list>
      <text:p text:style-name="P25">Para toda expressão que tenha um operador realcional a ela, o seu resultado será sempre um valor booleano.</text:p>
      <text:p text:style-name="P25"/>
      <text:p text:style-name="P25">5 &gt; 2 → true</text:p>
      <text:p text:style-name="P25">7 &lt; 4 → false</text:p>
      <text:p text:style-name="P25">8 &gt;= 8 → true</text:p>
      <text:p text:style-name="P25">9 &lt;= 7 → false</text:p>
      <text:p text:style-name="P25">5 == 5 → true</text:p>
      <text:p text:style-name="P25">4 != 4 → false</text:p>
      <text:p text:style-name="P25"/>
      <text:p text:style-name="P44">Relacionais de Identidade:</text:p>
      <text:p text:style-name="P26"><text:span text:style-name="T18">Indêntico</text:span> → mesmo valor e mesmo tipo.</text:p>
      <text:p text:style-name="P26">5 == 5 → true</text:p>
      <text:p text:style-name="P26">5 == ‘5’ → true</text:p>
      <text:p text:style-name="P26">5 === ‘5’ → false</text:p>
      <text:p text:style-name="P26">5 === 5 → true</text:p>
      <text:p text:style-name="P26">5 != 5 → false</text:p>
      <text:p text:style-name="P26">5 != ‘5’ → false</text:p>
      <text:p text:style-name="P26">5 !== ‘5’ → true</text:p>
      <text:p text:style-name="P26">5 !== 5 → false</text:p>
      <text:p text:style-name="P26"/>
      <text:list xml:id="list75952432932011" text:continue-numbering="true" text:style-name="L9">
        <text:list-item>
          <text:p text:style-name="P93">Lógicos:</text:p>
        </text:list-item>
      </text:list>
      <text:p text:style-name="P45">! → negação <text:span text:style-name="T54">(não) </text:span>→ <text:span text:style-name="T54">operador unário.</text:span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7">!true</text:p>
          </table:table-cell>
          <table:table-cell table:style-name="Tabela3.B1" office:value-type="string">
            <text:p text:style-name="P27">false</text:p>
          </table:table-cell>
        </table:table-row>
        <table:table-row>
          <table:table-cell table:style-name="Tabela3.A2" office:value-type="string">
            <text:p text:style-name="P27">!false</text:p>
          </table:table-cell>
          <table:table-cell table:style-name="Tabela3.B2" office:value-type="string">
            <text:p text:style-name="P27">true</text:p>
          </table:table-cell>
        </table:table-row>
      </table:table>
      <text:p text:style-name="P27"/>
      <text:p text:style-name="P27"><text:soft-page-break/></text:p>
      <text:p text:style-name="P45">&amp;&amp; → conjunção (e) → <text:span text:style-name="T54">operador binário.</text:span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78">true &amp;&amp; true</text:p>
          </table:table-cell>
          <table:table-cell table:style-name="Tabela4.B1" office:value-type="string">
            <text:p text:style-name="P79"><text:s/><text:span text:style-name="T54">true</text:span></text:p>
          </table:table-cell>
        </table:table-row>
        <table:table-row>
          <table:table-cell table:style-name="Tabela4.A2" office:value-type="string">
            <text:p text:style-name="P78">true &amp;&amp; false</text:p>
          </table:table-cell>
          <table:table-cell table:style-name="Tabela4.B2" office:value-type="string">
            <text:p text:style-name="P78">false</text:p>
          </table:table-cell>
        </table:table-row>
        <table:table-row>
          <table:table-cell table:style-name="Tabela4.A2" office:value-type="string">
            <text:p text:style-name="P78">false &amp;&amp; true</text:p>
          </table:table-cell>
          <table:table-cell table:style-name="Tabela4.B2" office:value-type="string">
            <text:p text:style-name="P78">false</text:p>
          </table:table-cell>
        </table:table-row>
        <table:table-row>
          <table:table-cell table:style-name="Tabela4.A2" office:value-type="string">
            <text:p text:style-name="P78">false &amp;&amp; false</text:p>
          </table:table-cell>
          <table:table-cell table:style-name="Tabela4.B2" office:value-type="string">
            <text:p text:style-name="P78">false</text:p>
          </table:table-cell>
        </table:table-row>
      </table:table>
      <text:p text:style-name="P26"/>
      <text:p text:style-name="P45">|| → disjunção (ou) →<text:span text:style-name="T54"> operador binário.</text:span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78">true <text:span text:style-name="T55">||</text:span> true</text:p>
          </table:table-cell>
          <table:table-cell table:style-name="Tabela5.B1" office:value-type="string">
            <text:p text:style-name="P78">True</text:p>
          </table:table-cell>
        </table:table-row>
        <table:table-row>
          <table:table-cell table:style-name="Tabela5.A2" office:value-type="string">
            <text:p text:style-name="P78">true <text:span text:style-name="T55">||</text:span> false</text:p>
          </table:table-cell>
          <table:table-cell table:style-name="Tabela5.B2" office:value-type="string">
            <text:p text:style-name="P78">True</text:p>
          </table:table-cell>
        </table:table-row>
        <table:table-row>
          <table:table-cell table:style-name="Tabela5.A2" office:value-type="string">
            <text:p text:style-name="P78">false <text:span text:style-name="T55">||</text:span> true</text:p>
          </table:table-cell>
          <table:table-cell table:style-name="Tabela5.B2" office:value-type="string">
            <text:p text:style-name="P78">True</text:p>
          </table:table-cell>
        </table:table-row>
        <table:table-row>
          <table:table-cell table:style-name="Tabela5.A2" office:value-type="string">
            <text:p text:style-name="P78">false <text:span text:style-name="T55">||</text:span> false</text:p>
          </table:table-cell>
          <table:table-cell table:style-name="Tabela5.B2" office:value-type="string">
            <text:p text:style-name="P78">false</text:p>
          </table:table-cell>
        </table:table-row>
      </table:table>
      <text:p text:style-name="P46"/>
      <text:p text:style-name="P46">Ordem de precedência dos lógicos:</text:p>
      <text:p text:style-name="P28">1º não (!)</text:p>
      <text:p text:style-name="P28">2º e (&amp;&amp;)</text:p>
      <text:p text:style-name="P28">3º ou (||)</text:p>
      <text:p text:style-name="P28"/>
      <text:p text:style-name="P46">Ordem de precedência dos operadores:</text:p>
      <text:p text:style-name="P28">1º operadores aritm<text:span text:style-name="T56">é</text:span>ticos</text:p>
      <text:p text:style-name="P28">2º operadores relacionais</text:p>
      <text:p text:style-name="P28">3º operadores lógicos</text:p>
      <text:p text:style-name="P28"/>
      <text:list xml:id="list75951955607205" text:continue-numbering="true" text:style-name="L9">
        <text:list-item>
          <text:p text:style-name="P93">Ternário:</text:p>
        </text:list-item>
      </text:list>
      <text:p text:style-name="P29">teste <text:span text:style-name="T18">?</text:span> true <text:span text:style-name="T18">:</text:span> false</text:p>
      <text:p text:style-name="P29">média &gt;= 7.0 <text:span text:style-name="T18">?</text:span> “Aprovado” <text:span text:style-name="T18">:</text:span> “Reprovado”</text:p>
      <text:p text:style-name="P25"/>
      <text:list xml:id="list75952578132774" text:continue-list="list75953022320679" text:style-name="L7">
        <text:list-item>
          <text:p text:style-name="P85">Aula 09 – <text:span text:style-name="T57">I</text:span>ntrodução ao DOM</text:p>
        </text:list-item>
      </text:list>
      <text:p text:style-name="P30">Document Object Model</text:p>
      <text:p text:style-name="P30">Árvore DOM</text:p>
      <text:p text:style-name="P30">Manipulando DOM</text:p>
      <text:p text:style-name="P30"/>
      <text:p text:style-name="P94">DOM → Documente Object Model:</text:p>
      <text:p text:style-name="P99"><text:span text:style-name="T18">Modelo de </text:span><text:span text:style-name="T22">o</text:span><text:span text:style-name="T18">bjetos para documentos</text:span>. Conjunto de objetos dentro do navegador que vai dar acesso aos componentes internos do seu website. DOM não funciona dentro do Node.js. Funcona quando rodamos JavaScript dentro do navegador.</text:p>
      <text:p text:style-name="P99"/>
      <text:p text:style-name="P94">Árvore DOM:</text:p>
      <text:p text:style-name="P99">window – raiz do DOM. Tudo dentrodo JavaScript está dentro do window.</text:p>
      <text:list xml:id="list220827064" text:style-name="L10">
        <text:list-item>
          <text:p text:style-name="P108"><text:span text:style-name="T26">Window</text:span></text:p>
          <text:list>
            <text:list-item>
              <text:p text:style-name="P109"><text:span text:style-name="T24">location</text:span></text:p>
            </text:list-item>
            <text:list-item>
              <text:p text:style-name="P109"><text:span text:style-name="T24">document</text:span></text:p>
              <text:list>
                <text:list-item>
                  <text:p text:style-name="P109"><text:span text:style-name="T24">html</text:span></text:p>
                  <text:list>
                    <text:list-item>
                      <text:p text:style-name="P109"><text:span text:style-name="T24">head</text:span></text:p>
                      <text:list>
                        <text:list-item>
                          <text:p text:style-name="P109"><text:span text:style-name="T24">meta</text:span></text:p>
                        </text:list-item>
                        <text:list-item>
                          <text:p text:style-name="P109"><text:span text:style-name="T24">title</text:span></text:p>
                        </text:list-item>
                      </text:list>
                    </text:list-item>
                    <text:list-item>
                      <text:p text:style-name="P109"><text:span text:style-name="T24">body</text:span></text:p>
                      <text:list>
                        <text:list-item>
                          <text:p text:style-name="P109"><text:span text:style-name="T24">h1</text:span></text:p>
                        </text:list-item>
                        <text:list-item>
                          <text:p text:style-name="P109"><text:soft-page-break/><text:span text:style-name="T24">p</text:span></text:p>
                        </text:list-item>
                        <text:list-item>
                          <text:p text:style-name="P109"><text:span text:style-name="T24">p</text:span></text:p>
                          <text:list>
                            <text:list-item>
                              <text:p text:style-name="P109"><text:span text:style-name="T24">strong</text:span></text:p>
                            </text:list-item>
                          </text:list>
                        </text:list-item>
                        <text:list-item>
                          <text:p text:style-name="P109"><text:span text:style-name="T24">div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9"><text:span text:style-name="T24">history</text:span></text:p>
            </text:list-item>
          </text:list>
        </text:list-item>
      </text:list>
      <text:p text:style-name="P99"/>
      <text:p text:style-name="P100"><text:span text:style-name="T18">Selecionando: </text:span>Métodos de acesso para navegar entre cada elemento da árvore DOM.</text:p>
      <text:p text:style-name="P100">Métodos:</text:p>
      <text:list xml:id="list715358712" text:style-name="L11">
        <text:list-item>
          <text:p text:style-name="P95">por Marca</text:p>
        </text:list-item>
      </text:list>
      <text:p text:style-name="P100">getElementsByTagName()</text:p>
      <text:p text:style-name="P100"/>
      <text:p text:style-name="P110"><text:span text:style-name="T43">var</text:span> <text:span text:style-name="T1">p1</text:span> = <text:span text:style-name="T1">window</text:span>.<text:span text:style-name="T1">document</text:span>.<text:span text:style-name="T10">getElementsByTagName</text:span>(<text:span text:style-name="T14">'p'</text:span>)[<text:span text:style-name="T58">1</text:span>]</text:p>
      <text:p text:style-name="P114"><text:span text:style-name="T1">window</text:span>.<text:span text:style-name="T1">document</text:span>.<text:span text:style-name="T10">write</text:span>(<text:span text:style-name="T14">'Está escrito assim: '</text:span>+<text:span text:style-name="T1">p1</text:span>.<text:span text:style-name="T1">innerText</text:span>)</text:p>
      <text:p text:style-name="P114"><text:span text:style-name="T1">window</text:span>.<text:span text:style-name="T1">document</text:span>.<text:span text:style-name="T10">write</text:span>(<text:span text:style-name="T14">'Puxando a formatação: '</text:span>+<text:span text:style-name="T1">p1</text:span>.<text:span text:style-name="T1">innerHTML</text:span>)</text:p>
      <text:p text:style-name="P100"/>
      <text:list xml:id="list75953372822733" text:continue-numbering="true" text:style-name="L11">
        <text:list-item>
          <text:p text:style-name="P95">por ID</text:p>
        </text:list-item>
      </text:list>
      <text:p text:style-name="P101">getElementByld() - Posso identificar um elemento por id e acessá=lo através do getElementByld().</text:p>
      <text:p text:style-name="P101"/>
      <text:p text:style-name="P112"><text:span text:style-name="T59">&lt;</text:span><text:span text:style-name="T43">div</text:span> <text:span text:style-name="T5">id</text:span>=<text:span text:style-name="T14">"mensagem"</text:span><text:span text:style-name="T59">&gt;</text:span>Clique em mim<text:span text:style-name="T59">&lt;/</text:span><text:span text:style-name="T43">div</text:span><text:span text:style-name="T59">&gt;</text:span></text:p>
      <text:p text:style-name="P111"><text:span text:style-name="T43">var</text:span> <text:span text:style-name="T1">d</text:span> = <text:span text:style-name="T1">window</text:span>.<text:span text:style-name="T1">document</text:span>.<text:span text:style-name="T10">getElementById</text:span>(<text:span text:style-name="T14">'mensagem'</text:span>)</text:p>
      <text:p text:style-name="P114"><text:span text:style-name="T1">d</text:span>.<text:span text:style-name="T48">style</text:span>.<text:span text:style-name="T1">background</text:span> = <text:span text:style-name="T14">'purple'</text:span></text:p>
      <text:p text:style-name="P101"/>
      <text:list xml:id="list75952304642786" text:continue-numbering="true" text:style-name="L11">
        <text:list-item>
          <text:p text:style-name="P95">por Nome</text:p>
        </text:list-item>
      </text:list>
      <text:p text:style-name="P101">getElementsByName() - Para acessar pelo nome do elemento.</text:p>
      <text:p text:style-name="P101"/>
      <text:p text:style-name="P111"><text:span text:style-name="T59">&lt;</text:span><text:span text:style-name="T43">div</text:span> <text:span text:style-name="T1">name</text:span>=<text:span text:style-name="T14">"mensagem"</text:span><text:span text:style-name="T59">&gt;</text:span>Clique em mim<text:span text:style-name="T59">&lt;/</text:span><text:span text:style-name="T43">div</text:span><text:span text:style-name="T59">&gt;</text:span></text:p>
      <text:p text:style-name="P111"><text:span text:style-name="T43">var</text:span> <text:span text:style-name="T1">d</text:span> = <text:span text:style-name="T1">window</text:span>.<text:span text:style-name="T1">document</text:span>.<text:span text:style-name="T10">getElementsByName</text:span>(<text:span text:style-name="T14">'mensagem'</text:span>)[<text:span text:style-name="T58">0</text:span>]</text:p>
      <text:p text:style-name="P114"><text:span text:style-name="T1">d</text:span>.<text:span text:style-name="T1">innerText</text:span> = <text:span text:style-name="T14">"Hello, World!"</text:span></text:p>
      <text:p text:style-name="P101"/>
      <text:list xml:id="list75952090636124" text:continue-numbering="true" text:style-name="L11">
        <text:list-item>
          <text:p text:style-name="P95">por Classe</text:p>
        </text:list-item>
      </text:list>
      <text:p text:style-name="P101">getElementsByClassName()</text:p>
      <text:p text:style-name="P101"/>
      <text:p text:style-name="P111"><text:span text:style-name="T59">&lt;</text:span><text:span text:style-name="T43">div</text:span> <text:span text:style-name="T1">class</text:span>=<text:span text:style-name="T14">"mensagem"</text:span><text:span text:style-name="T59">&gt;</text:span>Clique em mim<text:span text:style-name="T59">&lt;/</text:span><text:span text:style-name="T43">div</text:span><text:span text:style-name="T59">&gt;</text:span></text:p>
      <text:p text:style-name="P111"><text:span text:style-name="T43">var</text:span> <text:span text:style-name="T1">d</text:span> = <text:span text:style-name="T1">window</text:span>.<text:span text:style-name="T1">document</text:span>.<text:span text:style-name="T10">getElementsByClassName</text:span>(<text:span text:style-name="T14">'mensagem'</text:span>)[<text:span text:style-name="T58">0</text:span>]</text:p>
      <text:p text:style-name="P114"><text:span text:style-name="T1">d</text:span>.<text:span text:style-name="T1">style</text:span>.<text:span text:style-name="T1">background</text:span> = <text:span text:style-name="T14">"pink"</text:span></text:p>
      <text:p text:style-name="P115"><text:span text:style-name="T14"/></text:p>
      <text:list xml:id="list75952100531764" text:continue-numbering="true" text:style-name="L11">
        <text:list-item>
          <text:p text:style-name="P95">por Seletor</text:p>
        </text:list-item>
      </text:list>
      <text:p text:style-name="P102">querySelector()</text:p>
      <text:p text:style-name="P102">querySelectorAll()</text:p>
      <text:p text:style-name="P102">Toda di<text:span text:style-name="T60">v</text:span> é representada por ‘#’ e toda class é representada por ‘.’.</text:p>
      <text:p text:style-name="P102"/>
      <text:p text:style-name="P113"><text:span text:style-name="T59">&lt;</text:span><text:span text:style-name="T43">div</text:span> <text:span text:style-name="T1">id</text:span>=<text:span text:style-name="T14">"mensagem"</text:span><text:span text:style-name="T59">&gt;</text:span>Clique em mim<text:span text:style-name="T59">&lt;/</text:span><text:span text:style-name="T43">div</text:span><text:span text:style-name="T59">&gt;</text:span></text:p>
      <text:p text:style-name="P113"><text:span text:style-name="T43">var</text:span> <text:span text:style-name="T1">d</text:span> = <text:span text:style-name="T1">window</text:span>.<text:span text:style-name="T1">document</text:span>.<text:span text:style-name="T10">querySelector</text:span>(<text:span text:style-name="T14">'div#mensagem'</text:span>)</text:p>
      <text:p text:style-name="P114"><text:span text:style-name="T1">d</text:span>.<text:span text:style-name="T1">style</text:span>.<text:span text:style-name="T1">color</text:span> = <text:span text:style-name="T14">'blue'</text:span></text:p>
      <text:p text:style-name="P102"/>
      <text:p text:style-name="P113"><text:span text:style-name="T59">&lt;</text:span><text:span text:style-name="T43">div</text:span> <text:span text:style-name="T1">class</text:span>=<text:span text:style-name="T14">"mensagem"</text:span><text:span text:style-name="T59">&gt;</text:span>Clique em mim<text:span text:style-name="T59">&lt;/</text:span><text:span text:style-name="T43">div</text:span><text:span text:style-name="T59">&gt;</text:span></text:p>
      <text:p text:style-name="P113"><text:span text:style-name="T43">var</text:span> <text:span text:style-name="T1">d</text:span> = <text:span text:style-name="T1">window</text:span>.<text:span text:style-name="T1">document</text:span>.<text:span text:style-name="T10">querySelector</text:span>(<text:span text:style-name="T14">'div.mensagem'</text:span>)</text:p>
      <text:p text:style-name="P114"><text:span text:style-name="T1">d</text:span>.<text:span text:style-name="T1">style</text:span>.<text:span text:style-name="T1">color</text:span> = <text:span text:style-name="T14">'yellow'</text:span></text:p>
      <text:p text:style-name="P102"/>
      <text:p text:style-name="P102"/>
      <text:p text:style-name="P102"/>
      <text:list xml:id="list75953522443488" text:continue-list="list75952578132774" text:style-name="L7">
        <text:list-item>
          <text:p text:style-name="P86"><text:soft-page-break/>Aula 10 - Eventos DOM</text:p>
        </text:list-item>
      </text:list>
      <text:p text:style-name="P103">Eventos DOM</text:p>
      <text:p text:style-name="P104">Evento é tudo aquilo que pode acontecer com um elemento.</text:p>
      <text:p text:style-name="P104"/>
      <text:p text:style-name="P105">Funções 9:15</text:p>
      <text:p text:style-name="P104"/>
      <text:list xml:id="list75951674974997" text:continue-numbering="true" text:style-name="L7">
        <text:list-item>
          <text:p text:style-name="P87">Aula 11 – Condições (Parte 1)</text:p>
        </text:list-item>
        <text:list-item>
          <text:p text:style-name="P87">Aula 12 - Condições (Parte 2)</text:p>
        </text:list-item>
        <text:list-item>
          <text:p text:style-name="P8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1T20:57:33.983777748</meta:creation-date>
    <dc:date>2021-05-26T07:59:51.346483291</dc:date>
    <meta:editing-duration>PT1H3M58S</meta:editing-duration>
    <meta:editing-cycles>8</meta:editing-cycles>
    <meta:generator>LibreOffice/6.1.5.2$Linux_X86_64 LibreOffice_project/10$Build-2</meta:generator>
    <meta:document-statistic meta:table-count="5" meta:image-count="0" meta:object-count="0" meta:page-count="7" meta:paragraph-count="243" meta:word-count="1294" meta:character-count="7647" meta:non-whitespace-character-count="6616"/>
  </office:meta>
</office:document-meta>
</file>